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79cm" fo:min-width="10.584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66cm" fo:min-width="4.89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5cm" fo:min-width="4.97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2cm" fo:min-width="7.116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947cm" fo:min-width="3.26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31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ed4c05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svg:stroke-width="0.081cm" svg:stroke-color="#069a2e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17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5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11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404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0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876cm" loext:decorative="false"/>
      <style:paragraph-properties style:writing-mode="lr-tb"/>
    </style:style>
    <style:style style:name="gr17" style:family="graphic" style:parent-style-name="standard">
      <style:graphic-properties svg:stroke-width="0.106cm" svg:stroke-color="#e8f2a1" draw:marker-start="Arrow" draw:marker-start-width="0.459cm" draw:marker-end="Arrowheads_20_2" draw:marker-end-width="0.459cm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color="#468a1a" draw:fill-color="#e8f2a1" draw:textarea-horizontal-align="justify" draw:textarea-vertical-align="middle" draw:auto-grow-height="false" fo:min-height="3.972cm" fo:min-width="6.2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-color="#e8f2a1"/>
      <style:paragraph-properties fo:text-align="center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84cm" svg:height="6.829cm" svg:x="3.145cm" svg:y="12.7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399cm" svg:height="1.716cm" svg:x="4.289cm" svg:y="13.812cm">
          <text:p text:style-name="P1">Handle Ev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471cm" svg:height="1.645cm" svg:x="4.432cm" svg:y="16.744cm">
          <text:p text:style-name="P1">CANUsb4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538cm" svg:height="1.673cm" svg:x="10.491cm" svg:y="13.991cm">
          <draw:text-box>
            <text:p><text:span text:style-name="T1">App</text:span><text:line-break/>vlcbapp.py</text:p>
          </draw:text-box>
        </draw:frame>
        <draw:custom-shape draw:style-name="gr5" draw:text-style-name="P1" draw:layer="layout" svg:width="7.616cm" svg:height="4.97cm" svg:x="4.376cm" svg:y="3.2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76cm" svg:height="1.197cm" svg:x="5.26cm" svg:y="6.117cm">
          <text:p text:style-name="P1">Nod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5.672cm" svg:height="1.673cm" svg:x="6.671cm" svg:y="3.813cm">
          <draw:text-box>
            <text:p><text:span text:style-name="T1">Automate</text:span></text:p>
            <text:p>vlcbautomate.py</text:p>
          </draw:text-box>
        </draw:frame>
        <draw:custom-shape draw:style-name="gr5" draw:text-style-name="P1" draw:layer="layout" svg:width="7.616cm" svg:height="4.97cm" svg:x="17.888cm" svg:y="3.2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5.149cm" svg:height="1.673cm" svg:x="20.355cm" svg:y="3.813cm">
          <draw:text-box>
            <text:p><text:span text:style-name="T1">API</text:span><text:line-break/>Flask Api</text:p>
          </draw:text-box>
        </draw:frame>
        <draw:line draw:style-name="gr8" draw:text-style-name="P4" draw:layer="layout" svg:x1="8.348cm" svg:y1="9.522cm" svg:x2="8.348cm" svg:y2="11.631cm">
          <text:p/>
        </draw:line>
        <draw:line draw:style-name="gr8" draw:text-style-name="P4" draw:layer="layout" svg:x1="9.148cm" svg:y1="11.61cm" svg:x2="9.148cm" svg:y2="9.501cm">
          <text:p/>
        </draw:line>
        <draw:line draw:style-name="gr9" draw:text-style-name="P4" draw:layer="layout" svg:x1="6.048cm" svg:y1="9.522cm" svg:x2="6.048cm" svg:y2="11.631cm">
          <text:p/>
        </draw:line>
        <draw:line draw:style-name="gr9" draw:text-style-name="P4" draw:layer="layout" svg:x1="6.848cm" svg:y1="11.61cm" svg:x2="6.848cm" svg:y2="9.501cm">
          <text:p/>
        </draw:line>
        <draw:line draw:style-name="gr10" draw:text-style-name="P4" draw:layer="layout" svg:x1="13.132cm" svg:y1="6.081cm" svg:x2="16.669cm" svg:y2="6.081cm">
          <text:p/>
        </draw:line>
        <draw:line draw:style-name="gr10" draw:text-style-name="P4" draw:layer="layout" svg:x1="16.634cm" svg:y1="5.281cm" svg:x2="13.097cm" svg:y2="5.281cm">
          <text:p/>
        </draw:line>
        <draw:frame draw:style-name="gr11" draw:text-style-name="P5" draw:layer="layout" svg:width="2.677cm" svg:height="1.916cm" svg:x="2.524cm" svg:y="9.444cm">
          <draw:text-box>
            <text:p><text:span text:style-name="T2">Control</text:span></text:p>
            <text:p><text:span text:style-name="T2">(connect</text:span></text:p>
            <text:p><text:span text:style-name="T2">/ quit etc.)</text:span></text:p>
          </draw:text-box>
        </draw:frame>
        <draw:frame draw:style-name="gr12" draw:text-style-name="P5" draw:layer="layout" svg:width="2.759cm" svg:height="1.361cm" svg:x="10.137cm" svg:y="9.444cm">
          <draw:text-box>
            <text:p><text:span text:style-name="T2">CBUS</text:span></text:p>
            <text:p><text:span text:style-name="T2">messages</text:span></text:p>
          </draw:text-box>
        </draw:frame>
        <draw:frame draw:style-name="gr12" draw:text-style-name="P5" draw:layer="layout" svg:width="2.759cm" svg:height="1.361cm" svg:x="13.313cm" svg:y="8.712cm">
          <draw:text-box>
            <text:p><text:span text:style-name="T2">CBUS</text:span></text:p>
            <text:p><text:span text:style-name="T2">messages</text:span></text:p>
          </draw:text-box>
        </draw:frame>
        <draw:frame draw:style-name="gr11" draw:text-style-name="P5" draw:layer="layout" svg:width="2.677cm" svg:height="1.916cm" svg:x="13.76cm" svg:y="1.507cm">
          <draw:text-box>
            <text:p><text:span text:style-name="T2">Control</text:span></text:p>
            <text:p><text:span text:style-name="T2">(connect</text:span></text:p>
            <text:p><text:span text:style-name="T2">/ quit </text:span><text:span text:style-name="T2">etc.)</text:span></text:p>
          </draw:text-box>
        </draw:frame>
        <draw:frame draw:style-name="gr13" draw:text-style-name="P6" draw:layer="layout" svg:width="2.611cm" svg:height="1.039cm" svg:x="7.378cm" svg:y="11.523cm">
          <draw:text-box>
            <text:p><text:span text:style-name="T3">requests</text:span></text:p>
            <text:p><text:span text:style-name="T3"><text:s text:c="5"/></text:span><text:span text:style-name="T3">responses</text:span></text:p>
          </draw:text-box>
        </draw:frame>
        <draw:frame draw:style-name="gr14" draw:text-style-name="P6" draw:layer="layout" svg:width="2.904cm" svg:height="1.433cm" svg:x="13.466cm" svg:y="4.65cm">
          <draw:text-box>
            <text:p><text:span text:style-name="T3"><text:s text:c="4"/></text:span><text:span text:style-name="T3">api_requests</text:span></text:p>
            <text:p><text:span text:style-name="T3"/></text:p>
            <text:p><text:span text:style-name="T3">api_responses</text:span></text:p>
          </draw:text-box>
        </draw:frame>
        <draw:frame draw:style-name="gr15" draw:text-style-name="P6" draw:layer="layout" svg:width="2.806cm" svg:height="1.039cm" svg:x="4.767cm" svg:y="11.524cm">
          <draw:text-box>
            <text:p><text:span text:style-name="T3">commands</text:span></text:p>
            <text:p><text:span text:style-name="T3"><text:s text:c="14"/></text:span><text:span text:style-name="T3">status</text:span></text:p>
          </draw:text-box>
        </draw:frame>
        <draw:frame draw:style-name="gr16" draw:text-style-name="P7" draw:layer="layout" svg:width="9.537cm" svg:height="4.517cm" svg:x="17.366cm" svg:y="13.734cm">
          <draw:text-box>
            <text:p><text:span text:style-name="T4">This shows the communication</text:span></text:p>
            <text:p><text:span text:style-name="T4">flow between the different components.</text:span></text:p>
            <text:p><text:span text:style-name="T4"/></text:p>
            <text:p><text:span text:style-name="T4">The GUI is separate and communicates with the</text:span></text:p>
            <text:p><text:span text:style-name="T4">Flask API which communicates with the App.</text:span></text:p>
            <text:p><text:span text:style-name="T4"/></text:p>
            <text:p><text:span text:style-name="T4">The automate maintains a list of nodes and</text:span></text:p>
            <text:p><text:span text:style-name="T4">log of events. These can be queried by the API</text:span></text:p>
          </draw:text-box>
        </draw:frame>
        <draw:line draw:style-name="gr17" draw:text-style-name="P1" draw:layer="layout" svg:x1="6.927cm" svg:y1="15.528cm" svg:x2="6.927cm" svg:y2="16.744cm">
          <text:p/>
        </draw:line>
        <draw:custom-shape draw:style-name="gr18" draw:text-style-name="P9" draw:layer="layout" svg:width="6.7cm" svg:height="4.222cm" svg:x="18.435cm" svg:y="20cm">
          <text:p text:style-name="P8"><text:span text:style-name="T5">Bidirectional communication using read_data() and send_data()</text:span></text:p>
          <text:p text:style-name="P8"><text:span text:style-name="T5">Responses from CANUsb4 are a list in the format [success, data], where success is “Data” or an error message, then the byte string (or sometimes string) is in data.</text:span></text:p>
          <draw:enhanced-geometry svg:viewBox="0 0 21600 21600" draw:mirror-horizontal="false" draw:type="line-callout-2" draw:modifiers="-36085.957319803 -19134.6436182808 -3600 4000 -805.849873153261 2833.625384797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9" draw:layer="layout" svg:width="6.7cm" svg:height="4.222cm" svg:x="20.176cm" svg:y="8.711cm">
          <text:p text:style-name="P8"><text:span text:style-name="T5">Bidirectional communication using queues. One pair for control data, the other for CBUS messages. </text:span></text:p>
          <text:p text:style-name="P8"><text:span text:style-name="T5"/></text:p>
          <text:p text:style-name="P8"><text:span text:style-name="T5">The control data could be used to connect to USB / try different port etc.</text:span></text:p>
          <draw:enhanced-geometry svg:viewBox="0 0 21600 21600" draw:mirror-horizontal="false" draw:type="line-callout-2" draw:modifiers="-41269.1837039248 14086.289367748 -6814.26652738397 9032.82026995027 -805.849873153261 2833.625384797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9:37:29.564804804</meta:creation-date>
    <dc:date>2025-04-10T22:16:27.439313700</dc:date>
    <meta:editing-duration>PT3H47M29S</meta:editing-duration>
    <meta:editing-cycles>4</meta:editing-cycles>
    <meta:generator>LibreOffice/24.8.5.2$Linux_X86_64 LibreOffice_project/480$Build-2</meta:generator>
    <meta:document-statistic meta:object-count="26"/>
  </office:meta>
</office:document-meta>
</file>